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Helvetica Neue" svg:font-family="'Helvetica Neue', 'Segoe UI', Helvetica, Arial, sans-serif"/>
    <style:font-face style:name="FreeSans1" svg:font-family="FreeSans" style:font-family-generic="swiss"/>
    <style:font-face style:name="AppleMyungjo" svg:font-family="AppleMyungjo" style:font-pitch="variable"/>
    <style:font-face style:name="Calibri" svg:font-family="Calibri" style:font-pitch="variable"/>
    <style:font-face style:name="Courier New" svg:font-family="'Courier New'" style:font-pitch="variable"/>
    <style:font-face style:name="Symbol" svg:font-family="Symbol" style:font-pitch="variable"/>
    <style:font-face style:name="ＭＳ 明朝" svg:font-family="'ＭＳ 明朝'" style:font-pitch="variable"/>
    <style:font-face style:name="MS UI Gothic" svg:font-family="'MS UI Gothic'"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2" style:family="table">
      <style:table-properties style:width="6.2681in" table:align="margins" style:writing-mode="lr-tb"/>
    </style:style>
    <style:style style:name="Table2.A" style:family="table-column">
      <style:table-column-properties style:column-width="6.2681in" style:rel-column-width="65535*"/>
    </style:style>
    <style:style style:name="Table2.A1" style:family="table-cell">
      <style:table-cell-properties fo:padding="0.0382in" fo:border="0.05pt solid #000000"/>
    </style:style>
    <style:style style:name="Table3" style:family="table">
      <style:table-properties style:width="6.2681in" table:align="margins" style:writing-mode="lr-tb"/>
    </style:style>
    <style:style style:name="Table3.A" style:family="table-column">
      <style:table-column-properties style:column-width="6.2681in" style:rel-column-width="65535*"/>
    </style:style>
    <style:style style:name="Table3.A1" style:family="table-cell">
      <style:table-cell-properties fo:padding="0.0382in" fo:border="0.05pt solid #000000"/>
    </style:style>
    <style:style style:name="Table4" style:family="table">
      <style:table-properties style:width="6.2681in" table:align="margins" style:writing-mode="lr-tb"/>
    </style:style>
    <style:style style:name="Table4.A" style:family="table-column">
      <style:table-column-properties style:column-width="6.2681in" style:rel-column-width="65535*"/>
    </style:style>
    <style:style style:name="Table4.A1" style:family="table-cell">
      <style:table-cell-properties fo:padding="0.0382in" fo:border="0.05pt solid #000000"/>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Table6" style:family="table">
      <style:table-properties style:width="6.2681in" table:align="margins" style:writing-mode="lr-tb"/>
    </style:style>
    <style:style style:name="Table6.A" style:family="table-column">
      <style:table-column-properties style:column-width="6.2681in" style:rel-column-width="65535*"/>
    </style:style>
    <style:style style:name="Table6.A1" style:family="table-cell">
      <style:table-cell-properties fo:padding="0.0382in" fo:border="0.05pt solid #000000"/>
    </style:style>
    <style:style style:name="Table7" style:family="table">
      <style:table-properties style:width="6.2681in" table:align="margins" style:writing-mode="lr-tb"/>
    </style:style>
    <style:style style:name="Table7.A" style:family="table-column">
      <style:table-column-properties style:column-width="6.2681in" style:rel-column-width="65535*"/>
    </style:style>
    <style:style style:name="Table7.A1" style:family="table-cell">
      <style:table-cell-properties fo:padding="0.0382in" fo:border="0.05pt solid #000000"/>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fo:language="en" fo:country="US"/>
    </style:style>
    <style:style style:name="P3" style:family="paragraph" style:parent-style-name="Standard">
      <style:paragraph-properties fo:margin-top="0in" fo:margin-bottom="0in" style:contextual-spacing="false"/>
      <style:text-properties fo:language="en" fo:country="US" style:language-asian="ja" style:country-asian="JP"/>
    </style:style>
    <style:style style:name="P4" style:family="paragraph" style:parent-style-name="Standard">
      <style:paragraph-properties fo:margin-top="0in" fo:margin-bottom="0in" style:contextual-spacing="false"/>
      <style:text-properties fo:language="en" fo:country="US" fo:font-weight="bold" style:language-asian="ja" style:country-asian="JP" style:font-weight-asian="bold"/>
    </style:style>
    <style:style style:name="P5" style:family="paragraph" style:parent-style-name="Standard">
      <style:paragraph-properties fo:margin-top="0in" fo:margin-bottom="0in" style:contextual-spacing="false"/>
      <style:text-properties fo:color="#ff0000" fo:language="en" fo:country="US" fo:font-style="italic" style:language-asian="ja" style:country-asian="JP" style:font-style-asian="italic"/>
    </style:style>
    <style:style style:name="P6" style:family="paragraph" style:parent-style-name="Standard">
      <style:paragraph-properties fo:margin-top="0in" fo:margin-bottom="0in" style:contextual-spacing="false"/>
      <style:text-properties officeooo:rsid="001765b1" officeooo:paragraph-rsid="001765b1"/>
    </style:style>
    <style:style style:name="P7" style:family="paragraph" style:parent-style-name="Standard" style:master-page-name="Standard">
      <style:paragraph-properties fo:margin-top="0in" fo:margin-bottom="0in" style:contextual-spacing="false" style:page-number="auto"/>
      <style:text-properties fo:language="en" fo:country="US" style:language-asian="ja" style:country-asian="JP"/>
    </style:style>
    <style:style style:name="P8" style:family="paragraph" style:parent-style-name="Standard">
      <style:paragraph-properties fo:margin-top="0in" fo:margin-bottom="0in" style:contextual-spacing="false" fo:break-before="page"/>
      <style:text-properties fo:language="en" fo:country="US" officeooo:rsid="001765b1" officeooo:paragraph-rsid="001765b1"/>
    </style:style>
    <style:style style:name="P9"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93486" officeooo:paragraph-rsid="00193486" style:language-asian="ja" style:country-asian="JP"/>
    </style:style>
    <style:style style:name="P10"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9d751" officeooo:paragraph-rsid="001c2434" style:language-asian="ja" style:country-asian="JP"/>
    </style:style>
    <style:style style:name="P11"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c2434" officeooo:paragraph-rsid="001c2434" style:language-asian="ja" style:country-asian="JP"/>
    </style:style>
    <style:style style:name="P12" style:family="paragraph" style:parent-style-name="List_20_Paragraph">
      <style:paragraph-properties fo:margin-left="0in" fo:margin-right="0in" fo:margin-top="0in" fo:margin-bottom="0in" style:contextual-spacing="true" fo:text-indent="0in" style:auto-text-indent="false"/>
      <style:text-properties fo:language="en" fo:country="US" officeooo:rsid="001dddbd" officeooo:paragraph-rsid="001dddbd" style:language-asian="ja" style:country-asian="JP"/>
    </style:style>
    <style:style style:name="P13" style:family="paragraph" style:parent-style-name="List_20_Paragraph">
      <style:paragraph-properties fo:margin-left="0in" fo:margin-right="0in" fo:margin-top="0in" fo:margin-bottom="0in" style:contextual-spacing="true" fo:text-indent="0in" style:auto-text-indent="false"/>
      <style:text-properties fo:language="en" fo:country="US" fo:font-weight="bold" officeooo:rsid="00193486" officeooo:paragraph-rsid="00193486" style:language-asian="ja" style:country-asian="JP" style:font-weight-asian="bold" style:font-weight-complex="bold"/>
    </style:style>
    <style:style style:name="P14" style:family="paragraph" style:parent-style-name="List_20_Paragraph">
      <style:paragraph-properties fo:margin-left="0in" fo:margin-right="0in" fo:margin-top="0in" fo:margin-bottom="0in" style:contextual-spacing="true" fo:text-indent="0in" style:auto-text-indent="false"/>
      <style:text-properties fo:font-weight="bold" officeooo:paragraph-rsid="001c2434" style:font-weight-asian="bold" style:font-weight-complex="bold"/>
    </style:style>
    <style:style style:name="P15" style:family="paragraph" style:parent-style-name="List_20_Paragraph">
      <style:paragraph-properties fo:margin-left="0in" fo:margin-right="0in" fo:margin-top="0in" fo:margin-bottom="0in" style:contextual-spacing="true" fo:text-indent="0in" style:auto-text-indent="false"/>
      <style:text-properties fo:font-size="9pt" fo:language="en" fo:country="US" officeooo:rsid="0019d751" officeooo:paragraph-rsid="001c2434" style:font-size-asian="9pt" style:language-asian="ja" style:country-asian="JP" style:font-size-complex="9pt"/>
    </style:style>
    <style:style style:name="P16" style:family="paragraph" style:parent-style-name="Table_20_Contents">
      <style:text-properties fo:font-size="8pt" officeooo:rsid="0019d751" officeooo:paragraph-rsid="0019d751" style:font-size-asian="8pt" style:font-size-complex="8pt"/>
    </style:style>
    <style:style style:name="P17" style:family="paragraph" style:parent-style-name="Table_20_Contents">
      <style:text-properties fo:font-size="8pt" officeooo:rsid="001c2434" officeooo:paragraph-rsid="001c2434" style:font-size-asian="8pt" style:font-size-complex="8pt"/>
    </style:style>
    <style:style style:name="P18" style:family="paragraph" style:parent-style-name="Table_20_Contents">
      <style:text-properties fo:font-size="8pt" officeooo:rsid="001c2434" officeooo:paragraph-rsid="001dddbd" style:font-size-asian="8pt" style:font-size-complex="8pt"/>
    </style:style>
    <style:style style:name="P19" style:family="paragraph" style:parent-style-name="Table_20_Contents">
      <style:text-properties fo:font-size="8pt" officeooo:rsid="001dddbd" officeooo:paragraph-rsid="001dddbd" style:font-size-asian="8pt" style:font-size-complex="8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language-asian="ja" style:country-asian="JP" style:font-weight-asian="bold"/>
    </style:style>
    <style:style style:name="T4" style:family="text">
      <style:text-properties fo:language="en" fo:country="US" officeooo:rsid="001c2434" style:language-asian="ja" style:country-asian="JP"/>
    </style:style>
    <style:style style:name="T5" style:family="text">
      <style:text-properties fo:language="en" fo:country="US" officeooo:rsid="001765b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a5b9c" style:font-weight-asian="bold" style:font-weight-complex="bold"/>
    </style:style>
    <style:style style:name="T9" style:family="text">
      <style:text-properties fo:font-weight="bold" officeooo:rsid="001c2434" style:font-weight-asian="bold" style:font-weight-complex="bold"/>
    </style:style>
    <style:style style:name="T10" style:family="text">
      <style:text-properties officeooo:rsid="001765b1"/>
    </style:style>
    <style:style style:name="T11" style:family="text">
      <style:text-properties fo:color="#579d1c"/>
    </style:style>
    <style:style style:name="T12" style:family="text">
      <style:text-properties fo:color="#ff3333"/>
    </style:style>
    <style:style style:name="T13" style:family="text">
      <style:text-properties officeooo:rsid="0019d751"/>
    </style:style>
    <style:style style:name="T14" style:family="text">
      <style:text-properties officeooo:rsid="001a5b9c"/>
    </style:style>
    <style:style style:name="T15" style:family="text">
      <style:text-properties officeooo:rsid="001c2434"/>
    </style:style>
    <style:style style:name="T16" style:family="text">
      <style:text-properties fo:font-variant="normal" fo:text-transform="none" fo:color="#000000" style:font-name="Helvetica Neue" fo:font-size="10.5pt" fo:letter-spacing="normal" fo:font-style="normal"/>
    </style:style>
    <style:style style:name="T17" style:family="text">
      <style:text-properties fo:font-variant="normal" fo:text-transform="none" fo:color="#000000" style:font-name="Helvetica Neue" fo:font-size="10.5pt" fo:letter-spacing="normal" fo:font-style="normal" officeooo:rsid="001c2434"/>
    </style:style>
    <style:style style:name="T18" style:family="text">
      <style:text-properties officeooo:rsid="001ddd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lian Liu</text:p>
      <text:p text:style-name="P2">Editor-in-Chief</text:p>
      <text:p text:style-name="P3">Sensors</text:p>
      <text:p text:style-name="P5"/>
      <text:p text:style-name="P3"><text:span text:style-name="T10">March 8</text:span>, 2016</text:p>
      <text:p text:style-name="P2"/>
      <text:p text:style-name="P1"><text:span text:style-name="T1">Dear Dr. Liu,</text:span></text:p>
      <text:p text:style-name="P2"/>
      <text:p text:style-name="P1"><text:span text:style-name="T1">Re: </text:span><text:span text:style-name="T5">Proof-reading for </text:span><text:span text:style-name="T1">Manuscript reference No. sensors-113427</text:span></text:p>
      <text:p text:style-name="P2"/>
      <text:p text:style-name="P1"><text:span text:style-name="T1">Please find attached </text:span><text:span text:style-name="T5">the</text:span><text:span text:style-name="T1"> </text:span><text:span text:style-name="T5">proofed </text:span><text:span text:style-name="T1">version of our manuscript “</text:span><text:span text:style-name="T2">Fast Contour-Tracing Algorithm based on Pixel-Following Method for Image Sensors</text:span><text:span text:style-name="T1">”. </text:span></text:p>
      <text:p text:style-name="P2"/>
      <text:p text:style-name="P1"><text:span text:style-name="T1">First of all, we would like to thank the editorial board for the </text:span><text:span text:style-name="T5">acceptance of</text:span><text:span text:style-name="T1"> our manuscript. </text:span><text:span text:style-name="T5">We attached a description of changes in the following pages. Please confirm the changes. </text:span></text:p>
      <text:p text:style-name="P1"/>
      <text:p text:style-name="P6"><text:span text:style-name="T5">T</text:span><text:span text:style-name="T1">hank you very much for your kind responses.</text:span></text:p>
      <text:p text:style-name="P2"/>
      <text:p text:style-name="P2">Yours sincerely,</text:p>
      <text:p text:style-name="P2"/>
      <text:p text:style-name="P4">Jonghoon Seo</text:p>
      <text:p text:style-name="P3">Software Platform R&amp;D Lab., LG Electronics Advanced Research Institute, </text:p>
      <text:p text:style-name="P3">19 Yangjae-daero 11 gil, Seocho-gu, Seoul 137-893, Korea</text:p>
      <text:p text:style-name="P3">E-Mail: jonghoon.seo@lge.com</text:p>
      <text:p text:style-name="P3"/>
      <text:p text:style-name="P8"><text:span text:style-name="T6">Description of changes</text:span></text:p>
      <text:p text:style-name="P2"><text:span text:style-name="T6"/></text:p>
      <text:p text:style-name="P1"><text:span text:style-name="T3"/></text:p>
      <text:p text:style-name="P13">1. <text:span text:style-name="T13">Modified the title</text:span></text:p>
      <table:table table:name="Table2" table:style-name="Table2">
        <table:table-column table:style-name="Table2.A"/>
        <table:table-row>
          <table:table-cell table:style-name="Table2.A1" office:value-type="string">
            <text:p text:style-name="P16">@@ -130,8 +130,8 @@</text:p>
            <text:p text:style-name="P16"><text:s/>%=================================================================</text:p>
            <text:p text:style-name="P16"><text:s/></text:p>
            <text:p text:style-name="P16"><text:s/>% Full title of the paper (Capitalized)</text:p>
            <text:p text:style-name="P16">-\Title{Fast Contour-Tracing Algorithm Based on <text:span text:style-name="T12">a%please note the correction to the title</text:span></text:p>
            <text:p text:style-name="P16">- Pixel-Following Method for Image Sensors}</text:p>
            <text:p text:style-name="P16">+\Title{Fast Contour-Tracing Algorithm Based on<text:span text:style-name="T11"> \\</text:span></text:p>
            <text:p text:style-name="P16">+<text:span text:style-name="T11">a </text:span>Pixel-Following Method for Image Sensors}</text:p>
          </table:table-cell>
        </table:table-row>
      </table:table>
      <text:p text:style-name="P9"/>
      <text:p text:style-name="P13">2. Provided (the renewed) postcode.</text:p>
      <table:table table:name="Table1" table:style-name="Table1">
        <table:table-column table:style-name="Table1.A"/>
        <table:table-row>
          <table:table-cell table:style-name="Table1.A1" office:value-type="string">
            <text:p text:style-name="P16">@@ -139,16 +139,16 @@</text:p>
            <text:p text:style-name="P16"><text:s/></text:p>
            <text:p text:style-name="P16"><text:s/>% Affiliations / Addresses (Add [1] after \address if there is only one affiliation.)</text:p>
            <text:p text:style-name="P16"><text:s/>\address{%</text:p>
            <text:p text:style-name="P16">-<text:tab/>$^{1}$ \quad Software Platform R\&amp;D Lab., LG Electronics Advanced Research Institute, 19 Yangjae-daero 11 gil, Seocho-gu, Seoul<text:span text:style-name="T12"> 137-893</text:span>, Korea;</text:p>
            <text:p text:style-name="P16">+<text:tab/>$^{1}$ \quad Software Platform R\&amp;D Lab., LG Electronics Advanced Research Institute, 19 Yangjae-daero 11-gil, Seocho-gu, Seoul<text:span text:style-name="T11">, 06772</text:span>, Korea;</text:p>
            <text:p text:style-name="P16"><text:s text:c="2"/>jonghoon.seo@lge.com \\</text:p>
            <text:p text:style-name="P16">-<text:tab/>$^{2}$ \quad Department of Computer Science, Yonsei University, <text:span text:style-name="T12">134 Sinchon-dong Seodaemun-gu, \hl{Seoul postcode}</text:span>, Korea;</text:p>
            <text:p text:style-name="P16">+<text:tab/>$^{2}$ \quad Department of Computer Science, Yonsei University, <text:span text:style-name="T11">50 Yonsei-ro Seodaemun-gu, Seoul, 03722</text:span>, Korea;</text:p>
          </table:table-cell>
        </table:table-row>
      </table:table>
      <text:p text:style-name="P9"/>
      <text:p text:style-name="P10"><text:span text:style-name="T7">3. Preservation parenthesis and </text:span><text:span text:style-name="T8">Arabian number format for </text:span><text:span text:style-name="T9">the first paragraph at chapter 2.1.3.</text:span></text:p>
      <text:p text:style-name="P10"><text:span text:style-name="T9"/></text:p>
      <text:p text:style-name="P15"><text:span text:style-name="T14">The parenthesis are used to indicate the groups – they represent five type groups. So, it is suitable to use. Also, the Arabian numbers indicate the contour number at Figure 1c. So, it is better to use Arabian format.</text:span></text:p>
      <text:p text:style-name="P10"/>
      <text:p text:style-name="P14"><text:span text:style-name="T4">4. Removed </text:span><text:span text:style-name="T16">the part that was </text:span><text:span text:style-name="T17">referenced</text:span><text:span text:style-name="T16"> in wrong order.</text:span></text:p>
      <table:table table:name="Table3" table:style-name="Table3">
        <table:table-column table:style-name="Table3.A"/>
        <table:table-row>
          <table:table-cell table:style-name="Table3.A1" office:value-type="string">
            <text:p text:style-name="P17">@@ -258, 1 +258,1 @@</text:p>
            <text:p text:style-name="P17">-Table \ref{table:relatedworks} lists the characteristics of the contour-following methods. The pixel-following method and vertex-following method trace contours without scanning all of the pixels of the image, and their transition data, such as contour points and the tracing sequence, are generated automatically by the contour-following process. Therefore, only a few pixels need to be scanned in order to obtain the first contour pixel representing the starting point of the object. Despite these merits, they are not suitable for large images with many objects because they require more operations and a larger memory when compared to the run-data-<text:soft-page-break/>based following method. In other words, they scan all of the pixels with an image-buffer size memory in order to obtain all of the objects, and they have several additional operations that enable them to detect whether to follow a contour pixel for all of the contour pixels and their adjacent background pixels <text:span text:style-name="T12">(see \hl{Figure} \ref{fig:image8})</text:span>. </text:p>
            <text:p text:style-name="P17">+Table \ref{table:relatedworks} lists the characteristics of the contour-following methods. The pixel-following method and vertex-following method trace contours without scanning all of the pixels of the image, and their transition data, such as contour points and the tracing sequence, are generated automatically by the contour-following process. Therefore, only a few pixels need to be scanned in order to obtain the first contour pixel representing the starting point of the object. Despite these merits, they are not suitable for large images with many objects because they require more operations and a larger memory when compared to the run-data-based following method. In other words, they scan all of the pixels with an image-buffer size memory in order to obtain all of the objects, and they have several additional operations that enable them to detect whether to follow a contour pixel for all of the contour pixels and their adjacent background pixels.</text:p>
          </table:table-cell>
        </table:table-row>
      </table:table>
      <text:p text:style-name="P11"/>
      <text:p text:style-name="P11"><text:span text:style-name="T7">5.</text:span> <text:span text:style-name="T7">Make italic format for several math notations.</text:span></text:p>
      <table:table table:name="Table4" table:style-name="Table4">
        <table:table-column table:style-name="Table4.A"/>
        <table:table-row>
          <table:table-cell table:style-name="Table4.A1" office:value-type="string">
            <text:p text:style-name="P17">@@ -293,2 +293,2 @@</text:p>
            <text:p text:style-name="P17">-Let I</text:p>
            <text:p text:style-name="P17">+Let <text:span text:style-name="T11">$</text:span>I<text:span text:style-name="T11">$</text:span></text:p>
            <text:p text:style-name="P17"><text:s text:c="2"/>be a binary digital image with $M \times N$ pixels, where the coordinate of the top-leftmost pixel is $(0, 0)$ and that of the bottom-rightmost pixel is $(M - 1, N - 1)$. In $I$, a pixel can be represented as $P = (x, y),\, x = 0,1,2,\cdots,M-1,\, y = 0,1,2,\cdots, N-1$. Most contour-tracing algorithms use a tracer $T (P, d)$ with absolute directional information $d\in\{N,NE,NW,W,SW,S,SE,E,NE\}$, and they have the following basic sequence: </text:p>
          </table:table-cell>
        </table:table-row>
      </table:table>
      <text:p text:style-name="P11"/>
      <text:p text:style-name="P11"><text:span text:style-name="T7">6.</text:span> <text:span text:style-name="T7">Insert reference numbers within the main text.</text:span></text:p>
      <table:table table:name="Table5" table:style-name="Table5">
        <table:table-column table:style-name="Table5.A"/>
        <table:table-row>
          <table:table-cell table:style-name="Table5.A1" office:value-type="string">
            <text:p text:style-name="P18">@@ -<text:span text:style-name="T18">333,1</text:span> +<text:span text:style-name="T18">333</text:span>,<text:span text:style-name="T18">1</text:span> @@</text:p>
            <text:p text:style-name="P19"/>
            <text:p text:style-name="P19">-The simple boundary follower (SBF) is also known as Papert's turtle algorithm \cite{Papert1973Uses} and as a square-tracing algorithm \cite{Ghuneim2015Contour}, and it is the simplest contour-tracing algorithm. Initially, the location of tracer $S$ is saved, and the tracer moves in a left or right direction. If the pixel tracer is located on a contour pixel, the tracer moves left; otherwise, it moves right. The procedure is<text:span text:style-name="T12"> as given \hl{below}.</text:span></text:p>
            <text:p text:style-name="P19">+The simple boundary follower (SBF) is also known as Papert's turtle algorithm \cite{Papert1973Uses} and as a square-tracing algorithm \cite{Ghuneim2015Contour}, and it is the simplest contour-tracing algorithm. Initially, the location of tracer $S$ is saved, and the tracer moves in a left or right direction. If the pixel tracer is located on a contour pixel, the tracer moves left; otherwise, it moves right. The procedure is <text:span text:style-name="T11">shown in Algorithm \ref{alg:sbf}.</text:span></text:p>
          </table:table-cell>
        </table:table-row>
      </table:table>
      <text:p text:style-name="P11"/>
      <table:table table:name="Table6" table:style-name="Table6">
        <table:table-column table:style-name="Table6.A"/>
        <table:table-row>
          <table:table-cell table:style-name="Table6.A1" office:value-type="string">
            <text:p text:style-name="P19"><text:span text:style-name="T15">@@ -</text:span>373,1<text:span text:style-name="T15"> +</text:span>373<text:span text:style-name="T15">,</text:span>1<text:span text:style-name="T15"> @@</text:span> </text:p>
            <text:p text:style-name="P19"/>
            <text:p text:style-name="P19">-The SBF and MSBF require movement operations for both contour and background pixels; therefore, time is wasted during movement on the background pixel, and they cannot trace the inner-corner pixel in front of the tracer \cite{Cheong2006Improved,Ghuneim2015Contour}. Hence, we have proposed an improved SBF (ISBF)~\cite{Cheong2006Improved} that is based on our previous research aimed at overcoming these limitations. The ISBF has six cases for following contour pixels based on the local patterns of the contour pixels. The modified version<text:span text:style-name="T12"> of \cite{Cheong2012Advanced} is as \hl{follows}: </text:span></text:p>
            <text:p text:style-name="P19">+The SBF and MSBF require movement operations for both contour and background pixels; therefore, time is wasted during movement on the background pixel, and they cannot trace the inner-corner pixel in front of the tracer \cite{Cheong2006Improved,Ghuneim2015Contour}. Hence, we have proposed an improved SBF <text:soft-page-break/>(ISBF)~\cite{Cheong2006Improved} that is based on our previous research aimed at overcoming these limitations. The ISBF has six cases for following contour pixels based on the local patterns of the contour pixels. The modified version<text:span text:style-name="T11">\cite{Cheong2006Advanced} of ISBF is shown in Algorithm \ref{alg:isbf}. </text:span></text:p>
          </table:table-cell>
        </table:table-row>
      </table:table>
      <text:p text:style-name="P11"/>
      <text:p text:style-name="P12"><text:span text:style-name="T7">7.</text:span> <text:span text:style-name="T7">Inserted the image reproduction citation for Figure 4.</text:span></text:p>
      <table:table table:name="Table7" table:style-name="Table7">
        <table:table-column table:style-name="Table7.A"/>
        <table:table-row>
          <table:table-cell table:style-name="Table7.A1" office:value-type="string">
            <text:p text:style-name="P19"><text:span text:style-name="T15">@@ -</text:span>430,1<text:span text:style-name="T15"> +</text:span>430<text:span text:style-name="T15">,</text:span>1<text:span text:style-name="T15"> @@</text:span></text:p>
            <text:p text:style-name="P19"/>
            <text:p text:style-name="P19">-<text:tab/>\caption{Contour cases of the improved SBF (ISBF) \cite{Cheong2012Advanced}: (\textbf{a}) left neighbor; (\textbf{b}) inner-outer corner at the left-rear; (\textbf{c}) inner-outer corner at the front-left; (\textbf{d}) inner corner at the front; (\textbf{e}) front neighbor; (\textbf{f}) outer corner.}</text:p>
            <text:p text:style-name="P19">+<text:tab/>\caption{Contour cases of the improved SBF (ISBF) \cite{Cheong2006Advanced}: (\textbf{a}) left neighbor; (\textbf{b}) inner-outer corner at the left-rear; (\textbf{c}) inner-outer corner at the front-left; (\textbf{d}) inner corner at the front; (\textbf{e}) front neighbor; (\textbf{f}) outer corner. <text:span text:style-name="T11">Reproduced with permission from Cheong, C., Seo, J., and Han, T.D., in proceedings of the 33rd KISS conference; published by KIISE, 2006.</text:span>}</text:p>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Helvetica Neue" svg:font-family="'Helvetica Neue', 'Segoe UI', Helvetica, Arial, sans-serif"/>
    <style:font-face style:name="FreeSans1" svg:font-family="FreeSans" style:font-family-generic="swiss"/>
    <style:font-face style:name="AppleMyungjo" svg:font-family="AppleMyungjo" style:font-pitch="variable"/>
    <style:font-face style:name="Calibri" svg:font-family="Calibri" style:font-pitch="variable"/>
    <style:font-face style:name="Courier New" svg:font-family="'Courier New'" style:font-pitch="variable"/>
    <style:font-face style:name="Symbol" svg:font-family="Symbol" style:font-pitch="variable"/>
    <style:font-face style:name="ＭＳ 明朝" svg:font-family="'ＭＳ 明朝'" style:font-pitch="variable"/>
    <style:font-face style:name="MS UI Gothic" svg:font-family="'MS UI Gothic'"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pitch="variable" fo:font-size="11pt" fo:language="en" fo:country="NZ" style:font-name-asian="ＭＳ 明朝" style:font-family-asian="'ＭＳ 明朝'"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MS UI Gothic" fo:font-family="'MS UI Gothic'" style:font-family-generic="modern" style:font-pitch="variable" fo:font-size="9pt" style:font-name-asian="MS UI Gothic" style:font-family-asian="'MS UI Gothic'" style:font-family-generic-asian="modern" style:font-pitch-asian="variable" style:font-size-asian="9pt" style:font-size-complex="9pt"/>
    </style:style>
    <style:style style:name="Header" style:family="paragraph" style:parent-style-name="Standard"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pitch="variable" fo:font-size="10pt" fo:language="en" fo:country="NZ" style:font-name-asian="ＭＳ 明朝" style:font-family-asian="'ＭＳ 明朝'"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text-properties style:font-name="MS UI Gothic" fo:font-family="'MS UI Gothic'" style:font-family-generic="modern" style:font-pitch="variable" fo:font-size="9pt" fo:language="en" fo:country="NZ" style:font-name-asian="MS UI Gothic" style:font-family-asian="'MS UI Gothic'" style:font-family-generic-asian="modern" style:font-pitch-asian="variable" style:font-size-asian="9pt" style:font-name-complex="Times New Roman" style:font-family-complex="'Times New Roman'" style:font-family-generic-complex="roman" style:font-pitch-complex="variable" style:font-size-complex="9pt"/>
    </style:style>
    <style:style style:name="Header_20_Char" style:display-name="Header Char" style:family="text">
      <style:text-properties style:font-name="Calibri" fo:font-family="Calibri" style:font-pitch="variable" fo:language="en" fo:country="NZ" style:font-name-asian="ＭＳ 明朝" style:font-family-asian="'ＭＳ 明朝'" style:font-pitch-asian="variable"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pitch="variable" fo:language="en" fo:country="NZ" style:font-name-asian="ＭＳ 明朝" style:font-family-asian="'ＭＳ 明朝'" style:font-pitch-asian="variable" style:font-name-complex="Times New Roman" style:font-family-complex="'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anz Group</meta:initial-creator>
    <meta:creation-date>2016-02-24T19:12:00</meta:creation-date>
    <dc:date>2016-03-08T12:32:12.721853161</dc:date>
    <meta:editing-cycles>25</meta:editing-cycles>
    <meta:editing-duration>PT1H45M11S</meta:editing-duration>
    <meta:generator>LibreOffice/4.2.8.2$Linux_X86_64 LibreOffice_project/420m0$Build-2</meta:generator>
    <meta:document-statistic meta:table-count="7" meta:image-count="0" meta:object-count="0" meta:page-count="4" meta:paragraph-count="56" meta:word-count="1123" meta:character-count="7702" meta:non-whitespace-character-count="6593"/>
  </office:meta>
</office:document-meta>
</file>